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362" officeooo:paragraph-rsid="0005a362"/>
    </style:style>
    <style:style style:name="P2" style:family="paragraph" style:parent-style-name="Standard">
      <style:paragraph-properties fo:margin-top="0cm" fo:margin-bottom="0cm" loext:contextual-spacing="false"/>
      <style:text-properties officeooo:rsid="0005a362" officeooo:paragraph-rsid="0005a362"/>
    </style:style>
    <style:style style:name="P3" style:family="paragraph" style:parent-style-name="Standard">
      <style:paragraph-properties fo:margin-top="0cm" fo:margin-bottom="0cm" loext:contextual-spacing="false"/>
      <style:text-properties officeooo:rsid="0005a362" officeooo:paragraph-rsid="00078add"/>
    </style:style>
    <style:style style:name="P4" style:family="paragraph" style:parent-style-name="Standard">
      <style:paragraph-properties fo:margin-top="0cm" fo:margin-bottom="0cm" loext:contextual-spacing="false"/>
      <style:text-properties officeooo:rsid="0005a362" officeooo:paragraph-rsid="0007c4a8"/>
    </style:style>
    <style:style style:name="P5" style:family="paragraph" style:parent-style-name="Standard">
      <style:paragraph-properties fo:margin-top="0cm" fo:margin-bottom="0cm" loext:contextual-spacing="false"/>
      <style:text-properties officeooo:rsid="0005a362" officeooo:paragraph-rsid="0008b722"/>
    </style:style>
    <style:style style:name="P6" style:family="paragraph" style:parent-style-name="Standard">
      <style:paragraph-properties fo:margin-top="0cm" fo:margin-bottom="0cm" loext:contextual-spacing="false"/>
      <style:text-properties officeooo:rsid="00078add" officeooo:paragraph-rsid="00078add"/>
    </style:style>
    <style:style style:name="T1" style:family="text">
      <style:text-properties officeooo:rsid="00078add"/>
    </style:style>
    <style:style style:name="T2" style:family="text">
      <style:text-properties officeooo:rsid="0008b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veloppement d'une application JEE de gestion de contacts.</text:p>
      <text:p text:style-name="P1"/>
      <text:p text:style-name="P1">Existant :</text:p>
      <text:p text:style-name="P1"><text:tab/>TME1 : Servlet,JSP</text:p>
      <text:p text:style-name="P1"><text:tab/>TME2 : Hibernates</text:p>
      <text:p text:style-name="P1">Cours 1: Objectifs à atteindre 1</text:p>
      <text:p text:style-name="P1"/>
      <text:p text:style-name="P2"><text:tab/>-mettre en place des pages jsp</text:p>
      <text:p text:style-name="P2"><text:tab/>-création d'une servlet pour verifié le login </text:p>
      <text:p text:style-name="P2"><text:tab/>-ap<text:span text:style-name="T2">p</text:span>rendre à écrie une servlet, une jsp, à utiliser forward, à structurer un war(web archives), installation de l'environnement de travail ainsi que le <text:span text:style-name="T2">déploiement</text:span> d'un projet web.</text:p>
      <text:p text:style-name="P2"><text:tab/>-Implémentation de la classe contact dans domain</text:p>
      <text:p text:style-name="P2"><text:tab/>-mise en place de la page accueil.jsp (créer , supprimer, modifier, rechercher)</text:p>
      <text:p text:style-name="P2"><text:tab/>-appel de la servlet newContact.java pour traiter (créer contact)</text:p>
      <text:p text:style-name="P5"><text:tab/>-appel de DAOContact pour le traitement de la création du contact ainsi de suite pour les</text:p>
      <text:p text:style-name="P5"><text:s/>autres fonctionnalités.</text:p>
      <text:p text:style-name="P5"/>
      <text:p text:style-name="P5"><text:tab/><text:span text:style-name="T2">1-Créer contact (O3D)</text:span></text:p>
      <text:p text:style-name="P5"><text:tab/><text:span text:style-name="T2">2-supprimer contacts(JM)<text:tab/></text:span></text:p>
      <text:p text:style-name="P5"><text:tab/><text:span text:style-name="T2">3-modifier contact(JM)</text:span></text:p>
      <text:p text:style-name="P5"><text:tab/><text:span text:style-name="T2">4-rechercher contact(O3D)</text:span></text:p>
      <text:p text:style-name="P5"><text:tab/></text:p>
      <text:p text:style-name="P2"><text:tab/><text:tab/></text:p>
      <text:p text:style-name="P2">Cours 2: Objectifs à atteindre </text:p>
      <text:p text:style-name="P2"><text:tab/>première partie:mise en place d'hibernates dans le projet</text:p>
      <text:p text:style-name="P2"><text:tab/><text:tab/>-ajouter dans addContact.jsp : Address, PhoneNumber,Group(amis,collègues,famille,etc)</text:p>
      <text:p text:style-name="P2"><text:tab/><text:tab/>-rajouter toutes les classes du diagrammes dans domain <text:span text:style-name="T1">sauf Entreprise</text:span> <text:s text:c="8"/></text:p>
      <text:p text:style-name="P3"><text:tab/><text:tab/>-<text:span text:style-name="T1">creer le fichier de mapping par classe métiers se trouvant dans les même classes que les classes métiers</text:span></text:p>
      <text:p text:style-name="P3"><text:tab/><text:tab/>- <text:span text:style-name="T1">création fichier de configuration d'hibernate(racine du projet src )</text:span></text:p>
      <text:p text:style-name="P3"><text:tab/><text:tab/>- <text:span text:style-name="T1">test de génération des tables(contraintes existante de la base : créer à la main)</text:span></text:p>
      <text:p text:style-name="P3"><text:tab/></text:p>
      <text:p text:style-name="P6"><text:tab/>deuxième partie : application (utilisationd'hibernate)</text:p>
      <text:p text:style-name="P6"><text:tab/><text:tab/>- remplacement du codeJDBC par Hibernates</text:p>
      <text:p text:style-name="P3"><text:tab/><text:tab/>- <text:span text:style-name="T1">enrichissement nouvelles fonctionnalités (JM) : trouver les groupes dans lequel fait parti un contact, trouver les contacts qui appartiennent à plus de deux groupes,montrer les contacts d'un groupe.</text:span></text:p>
      <text:p text:style-name="P3"><text:tab/><text:tab/>- <text:span text:style-name="T1">ajout de la classe entreprise (utilisation de l'héritage avec hibernate)</text:span></text:p>
      <text:p text:style-name="P3"><text:tab/><text:tab/>- <text:span text:style-name="T1">ajout de l'entreprise dans l'interface (ajouter fonctionnalité création entreprise )(case supplémentaire numéro de sirret )(O3D)</text:span></text:p>
      <text:p text:style-name="P3"><text:tab/><text:tab/>- <text:span text:style-name="T1">avoir des instances de contact et d'entreprise dans la base des données</text:span></text:p>
      <text:p text:style-name="P3"/>
      <text:p text:style-name="P3"><text:tab/><text:span text:style-name="T1">Troisième partie : HQL</text:span></text:p>
      <text:p text:style-name="P3"/>
      <text:p text:style-name="P3"/>
      <text:p text:style-name="P3"><text:span text:style-name="T1"><text:s/></text:span><text:tab/><text:tab/></text:p>
      <text:p text:style-name="P1">Cours 3 : Objectifs à atteindre </text:p>
      <text:p text:style-name="P4">- <text:span text:style-name="T1">requêtes HQL dans la base(requêtes complexes)</text:span></text:p>
      <text:p text:style-name="P4">- <text:span text:style-name="T1">maintenance bidirectionnelle</text:span></text:p>
      <text:p text:style-name="P4">- <text:span text:style-name="T1">Versionning(si possibl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1:40:50.291274545</meta:creation-date>
    <dc:date>2016-10-22T10:11:01.050830436</dc:date>
    <meta:editing-duration>PT20M45S</meta:editing-duration>
    <meta:editing-cycles>3</meta:editing-cycles>
    <meta:generator>LibreOffice/4.3.3.2$Linux_X86_64 LibreOffice_project/430m0$Build-2</meta:generator>
    <dc:creator>jean-marc </dc:creator>
    <meta:document-statistic meta:table-count="0" meta:image-count="0" meta:object-count="0" meta:page-count="1" meta:paragraph-count="39" meta:word-count="292" meta:character-count="2072" meta:non-whitespace-character-count="1758"/>
  </office:meta>
</office:document-meta>
</file>